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tyle="italic" style:font-style-asian="italic" style:font-style-complex="italic"/>
    </style:style>
    <style:style style:name="P2" style:family="paragraph" style:parent-style-name="Standard">
      <style:paragraph-properties fo:text-align="start" style:justify-single-word="false"/>
      <style:text-properties fo:font-style="italic" style:font-style-asian="italic" style:font-style-complex="italic"/>
    </style:style>
    <style:style style:name="P3" style:family="paragraph" style:parent-style-name="Standard">
      <style:paragraph-properties fo:text-align="start" style:justify-single-word="false"/>
      <style:text-properties fo:font-style="normal" style:font-style-asian="normal" style:font-style-complex="normal"/>
    </style:style>
    <style:style style:name="P4" style:family="paragraph" style:parent-style-name="Standard">
      <style:paragraph-properties fo:text-align="center" style:justify-single-word="false"/>
      <style:text-properties fo:font-style="normal" style:font-style-asian="normal" style:font-style-complex="normal"/>
    </style:style>
    <style:style style:name="P5" style:family="paragraph" style:parent-style-name="Standard" style:master-page-name="">
      <style:paragraph-properties fo:margin-left="2.619cm" fo:margin-right="0cm" fo:text-align="start" style:justify-single-word="false" fo:text-indent="0cm" style:auto-text-indent="false" style:page-number="auto"/>
      <style:text-properties fo:font-style="normal" style:font-style-asian="normal" style:font-style-complex="normal"/>
    </style:style>
    <style:style style:name="P6" style:family="paragraph" style:parent-style-name="Standard">
      <style:paragraph-properties fo:margin-left="2.619cm" fo:margin-right="0cm" fo:text-align="start" style:justify-single-word="false" fo:text-indent="0cm" style:auto-text-indent="false"/>
      <style:text-properties fo:font-style="normal" style:font-style-asian="normal" style:font-style-complex="normal"/>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paragraph-properties fo:text-align="start" style:justify-single-word="false"/>
    </style:style>
    <style:style style:name="P12" style:family="paragraph" style:parent-style-name="Standard">
      <style:paragraph-properties fo:text-align="start" style:justify-single-word="false"/>
      <style:text-properties fo:font-style="italic" style:font-style-asian="italic" style:font-style-complex="italic"/>
    </style:style>
    <style:style style:name="P13" style:family="paragraph" style:parent-style-name="Standard">
      <style:paragraph-properties fo:text-align="start" style:justify-single-word="false"/>
      <style:text-properties fo:font-style="normal" style:font-style-asian="normal" style:font-style-complex="normal"/>
    </style:style>
    <style:style style:name="P14" style:family="paragraph">
      <style:paragraph-properties fo:text-align="center"/>
    </style:style>
    <style:style style:name="T1" style:family="text">
      <style:text-properties fo:font-style="italic" style:font-style-asian="italic" style:font-style-complex="italic"/>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okumentation des Prototyping:</text:p>
      <text:p text:style-name="Standard"/>
      <text:p text:style-name="Standard">Einleitung: Was soll der Prototyp können?...</text:p>
      <text:p text:style-name="Standard">Gemäß der Anforderungen aus Kapitel 3.1 wird im nun ein Prototyp entwickelt, der mehr Aufschluss über die Funktionsweise von Android Gesten und deren Implementierung geben soll. Für einen ersten Entwurf sollen folgende funktionale Anforderungen realisiert werden:</text:p>
      <text:list xml:id="list6278319119828317328" text:style-name="L1">
        <text:list-item>
          <text:p text:style-name="P7">Implementierung der Gestenerkennung zu Pinch Open</text:p>
        </text:list-item>
        <text:list-item>
          <text:p text:style-name="P7">Verknüpfung der Gestenerkennung zu Pich Open mit einer Zoom In Funktionalität</text:p>
        </text:list-item>
        <text:list-item>
          <text:p text:style-name="P7">Implementierung der Gestenerkennung zu Pinch Close</text:p>
        </text:list-item>
        <text:list-item>
          <text:p text:style-name="P7">Verknüpfung der Gestenerkennung zu Pinch Close mit einer Zoom Out Funktionalität</text:p>
        </text:list-item>
        <text:list-item>
          <text:p text:style-name="P7">Implementierung der Gestenerkennung zu Drag</text:p>
        </text:list-item>
        <text:list-item>
          <text:p text:style-name="P7">Verknüpfung der Gestenerkennung zu Drag mit der Fokusänderung</text:p>
        </text:list-item>
        <text:list-item>
          <text:p text:style-name="P7">Realisierung der Zoom und Drag Funktionalität nicht begrenzt auf eine View Implementierung sondern für Views allgemein.</text:p>
        </text:list-item>
      </text:list>
      <text:p text:style-name="Standard"/>
      <text:p text:style-name="Standard">Welche Schwierigkeiten bei der Gestenentwicklung auftreten können, besonders in Verbindung mit o.g. Anforderungen, zeigt die Entwicklung des Prototypen. Konkret handelt es sich um programmatische, sowie um Konzeptionelle Besonderheiten bei der Android Entwicklung, die besonders Aufgrund von mangelnder Dokumentation der API schwer zu lösen sind. Selbst die Fachliteratur geht nur oberflächlich auf die hier gestellten Problemstellungen ein. In dieser Arbeit gilt es somit auf diese Art von Problemstellungen, Antworten zu finden in dem diese unter Berückstichtigung der dahinterliegenden Konzepte analysiert werden. Zusätzlich soll ein generischer Lösungsansatz entwickelt und evaluiert werden der zusammen mit hinreichender Dokumentation zukünftigen Entwicklern aber der Android App Entwicklung unterstützen soll. Eine besondere Erschwehrniss ist dabei die fehlende Unterstüztung durch geeignete Dokumentationen oder Fachliteratur, die Antworten auf o.g. Problemstellungen liefern. </text:p>
      <text:p text:style-name="Standard"/>
      <text:p text:style-name="Standard">Folgende Problemstellungen sind im Verlauf des Prototyping zu lösen:</text:p>
      <text:p text:style-name="Standard"/>
      <text:p text:style-name="Standard">Etwicklung eines Übersichtlichen Verfahrens zum Ein- und Auszoomen sowie zum Verschieben einer beliebigen View:</text:p>
      <text:p text:style-name="Standard">Die Android Dokumentation liefert zur Zoom Funktionalität folgenden Ansatze:</text:p>
      <text:p text:style-name="Standard"/>
      <text:p text:style-name="Standard">Vergrößern und Verkleinern von Bildern mittels dynamischem Nachladen von unterschiedlichen Bildgrößen und Animation des Überganges von der Darstellung einer Bildgröße in eine andere.</text:p>
      <text:p text:style-name="Standard"/>
      <text:p text:style-name="Standard">Dies ist jedoch kein echter Zoom.</text:p>
      <text:p text:style-name="Standard"/>
      <text:p text:style-name="Standard">Android Cook Book &lt;Quelle&gt; liefert zum Zoom in Views folgenden Ansatz</text:p>
      <text:p text:style-name="Standard"/>
      <text:p text:style-name="Standard">Vergrößern und Verkleinern von ImageViews mit Hilfe der Matrix Schnittstelle. Hier bietet die Android API mit dem manipulierenden Zugriff auf das Matrix Objekt der ImageView mit den Methoden:</text:p>
      <text:list xml:id="list1838314370623026067" text:style-name="L2">
        <text:list-item>
          <text:p text:style-name="P8">postTranslate() und</text:p>
        </text:list-item>
        <text:list-item>
          <text:p text:style-name="P8">postScale()</text:p>
        </text:list-item>
      </text:list>
      <text:p text:style-name="Standard">eine komfortable und einfache Möglichkeit eine ImageView dynamisch zu skallieren, oder den Fokus der Imagedarstellung zu verändern.</text:p>
      <text:p text:style-name="Standard"/>
      <text:p text:style-name="Standard">Diese Lösung bezieht sich jedoch lediglich auf allgemeine ImageViews. Die Superklasse View die durch ImageView erweitert wird, ermöglicht es nicht die zu grundeliegende Matrix zur Skallierung und Positionierung der View direkt zu verändern.</text:p>
      <text:p text:style-name="Standard">Entsprechend dem Ziel dieses Projektes muss eine generische Lösung gefunden werden, die <text:soft-page-break/>anwendbar auf alle View Elemente ist. Daher muss ein Algorithmus entworfen werden, der die vorhandenen Methoden der View Klasse nutzt um eine Zoom Funktionalität, sowie ein Verschieben des Fokus auf die View zu ermöglichen.</text:p>
      <text:p text:style-name="Standard"/>
      <text:p text:style-name="Standard">Für die Skallierung einer beliebigen View bietet die Android API folgende Methoden an:</text:p>
      <text:list xml:id="list1267414974293526771" text:style-name="L3">
        <text:list-item>
          <text:p text:style-name="P9">setScaleX()</text:p>
        </text:list-item>
        <text:list-item>
          <text:p text:style-name="P9">setScaleY()</text:p>
        </text:list-item>
      </text:list>
      <text:p text:style-name="Standard">und für die Veränderung des Fokus auf die View:</text:p>
      <text:list xml:id="list7741022965753757355" text:style-name="L4">
        <text:list-item>
          <text:p text:style-name="P10">setTranslationX()</text:p>
        </text:list-item>
        <text:list-item>
          <text:p text:style-name="P10">setTranslationY()</text:p>
        </text:list-item>
      </text:list>
      <text:p text:style-name="Standard"/>
      <text:p text:style-name="Standard">Ein bei der weitergehenden Entwicklung des Prototyps auftretendes Problem war das auftreten von unerwünschten Seiteneffekten bei der Verwendung des Listeners zur Erkennung Berührungen und Bewegungen einzelner Finger auf dem Touchbildschirm. Dieser Listener muss einer View zugeordnet werden:</text:p>
      <text:p text:style-name="P1">viewInstance.setOnTouchListener(touchListenerInstance)</text:p>
      <text:p text:style-name="P3">Wird jedoch die selbe View Instanz nun neu Skalliert auf Grund der durch die Berührungsgeste angestoßene Zoom Funktionalität, kommt es zu einem flackernden Übergang von der uhrspünglichen Skallierung in die neue Skallierung. Dies liegt daran, dass die Koordinaten der View, welche für die Berechnung der Geste und dem sich daraus ergebenden Zoom Faktor herangezohgen werden, durch die Skallierung unmittelbar verändert werden. Dies hat die flackernden Bildarteffakte als Folge.</text:p>
      <text:p text:style-name="P3"/>
      <text:p text:style-name="P3">Als Lösung darf die View, welche durch einen Zoom neu skalliert wird, im Falle einer gestengetriebenen Zoom Funktionalität nie die Bemessungsgrundlage (Koordinaten) für die Berechnung des Skallierungsfaktors sein.</text:p>
      <text:p text:style-name="P3"/>
      <text:p text:style-name="P3">Im folgenden wird der gestengetriebene Zoom Algoritmus vorgestellt und die zu grundeliegenden mathematischen Berechungen an Hand von Beispielen erläutert.</text:p>
      <text:p text:style-name="P3"/>
      <text:p text:style-name="P3">Der erste Prototyp sollte folende Funktionalität bereitstellen:</text:p>
      <text:p text:style-name="P3"/>
      <text:list xml:id="list6584161708598703198" text:style-name="L5">
        <text:list-item>
          <text:p text:style-name="P11">Erkennung und interpretation einer Pinch Open und Pinch Close Geste</text:p>
        </text:list-item>
        <text:list-item>
          <text:p text:style-name="P11">Fokusänderung durch die Grag Geste</text:p>
        </text:list-item>
        <text:list-item>
          <text:p text:style-name="P11">Konfigurierbare Grenzen zu dem maximalen und minimalen Zoom Faktor</text:p>
        </text:list-item>
        <text:list-item>
          <text:p text:style-name="P11">Konfigurierbare Grenzen für den Verschiebungsbeireich der Fokusänderung</text:p>
        </text:list-item>
        <text:list-item>
          <text:p text:style-name="P11">Variable Definition des Geltungsbereiches für die Pinch Open/ Close Funkionalität sowie der Funktionalität zur Fokusänderung</text:p>
        </text:list-item>
      </text:list>
      <text:p text:style-name="P3"/>
      <text:p text:style-name="P3">Bei der Umsetzung o.g. Funktionalitäten sind einige Besonderheiten zu beachten. Weiter wird die Umsetzung erläutert sowie auf das Android Layout und View Konzept eingegangen.</text:p>
      <text:p text:style-name="P3"/>
      <text:p text:style-name="P3">Erkennung und Interpretation von Gesten</text:p>
      <text:p text:style-name="P3">Für die Erkennung von Gesten bietet das Android SDK die Schnittstelle OnTouchListener an. Darin lässt sich die Methode</text:p>
      <text:p text:style-name="P4"><text:s text:c="4"/>public boolean onTouch(View zoomView, MotionEvent anEvent){...}</text:p>
      <text:p text:style-name="P4"/>
      <text:p text:style-name="P3">überschreiben. Über den Parameter <text:span text:style-name="T1">anEvent </text:span>vom Typ <text:span text:style-name="T1">MotionEvent</text:span> können unterschiedliche Berührungsgesten erkannt werden. Die Methode OnTouchListener wird eventgetrieben Aufgerufen. Hierzu wird zu einer View Instanz die konkrete Implementierung des OnTouchListener Interfaces adressiert:</text:p>
      <text:p text:style-name="P4">viewInstance.setOnTouchListener(touchListenerImpl);</text:p>
      <text:p text:style-name="P3"><text:soft-page-break/>Wenn eine Berührung durch den Touchsensor erkannt wird, wird unter den in dem jeweiligen Layout registierten Views geprüft wo konkrete Implementierungen des OnTouchListeners zu der View adressiert sind und das Event an die Implementierung weitergeleitet.</text:p>
      <text:p text:style-name="P3"/>
      <text:p text:style-name="P3">&lt;Bild Touchscreen + view + finger berührung&gt; -&gt; weitergabe des event an implementierung ???</text:p>
      <text:p text:style-name="P3"/>
      <text:p text:style-name="P3">Dem Objekt vom Typ MotionEvent ist weiter zu entnehemen um welche Art von Berührung es sich handelt. Die Einzelnen Berührungen lassen sich wie folgend erkennen:</text:p>
      <text:p text:style-name="P3"/>
      <text:p text:style-name="P2"><text:s text:c="3"/>switch (anEvent.getAction() &amp; MotionEvent.ACTION_MASK) {</text:p>
      <text:p text:style-name="P2"/>
      <text:p text:style-name="P2"><text:s text:c="12"/>case MotionEvent.ACTION_DOWN: //first finger down only</text:p>
      <text:p text:style-name="P2"><text:tab/>break;</text:p>
      <text:p text:style-name="P2"><text:s text:c="12"/>case MotionEvent.ACTION_UP: //first finger lifted</text:p>
      <text:p text:style-name="P2"><text:s text:c="12"/>break;</text:p>
      <text:p text:style-name="P2"><text:s text:c="12"/>case MotionEvent.ACTION_POINTER_UP: //second finger lifted</text:p>
      <text:p text:style-name="P2"><text:tab/>break;</text:p>
      <text:p text:style-name="P2"><text:s text:c="12"/>case MotionEvent.ACTION_POINTER_DOWN: //second finger down</text:p>
      <text:p text:style-name="P2"><text:tab/>break; <text:s text:c="11"/></text:p>
      <text:p text:style-name="P2"><text:tab/>case MotionEvent.ACTION_MOVE:</text:p>
      <text:p text:style-name="P2"><text:tab/>break;</text:p>
      <text:p text:style-name="P2"/>
      <text:p text:style-name="P3">Je nach Art und Weise der Berührung liefert die Maskierung des Returnwerts zur Event Aktion </text:p>
      <text:p text:style-name="P1">anEvent.getAction() &amp; MotionEvent.ACTION_MASK</text:p>
      <text:p text:style-name="P3">ein Ergebnis, welches durch ein Element der der Menge aus den folgenden Konstanten beschrieben wird:</text:p>
      <text:p text:style-name="P3">Menge M </text:p>
      <text:p text:style-name="P5">{</text:p>
      <text:p text:style-name="P6"><text:s text:c="3"/>int ACTION_DOWN = 0;</text:p>
      <text:p text:style-name="P6"><text:s text:c="3"/>int ACTION_UP = 1;</text:p>
      <text:p text:style-name="P6"><text:s text:c="3"/>int ACTION_MOVE = 2;</text:p>
      <text:p text:style-name="P6"><text:s text:c="3"/>int ACTION_CANCEL = 3;</text:p>
      <text:p text:style-name="P6"><text:s text:c="3"/>int ACTION_OUTSIDE = 4;</text:p>
      <text:p text:style-name="P6"><text:s text:c="3"/>int ACTION_POINTER_DOWN = 5;</text:p>
      <text:p text:style-name="P6"><text:s text:c="3"/>int ACTION_POINTER_UP = 6;</text:p>
      <text:p text:style-name="P6"><text:s text:c="3"/>int ACTION_HOVER_MOVE = 7;</text:p>
      <text:p text:style-name="P6"><text:s text:c="3"/>int ACTION_SCROLL = 8;</text:p>
      <text:p text:style-name="P6"><text:s text:c="3"/>int ACTION_HOVER_ENTER = 9;</text:p>
      <text:p text:style-name="P6"><text:s text:c="3"/>int ACTION_HOVER_EXIT = 10;</text:p>
      <text:p text:style-name="P6">}</text:p>
      <text:p text:style-name="P6"/>
      <text:p text:style-name="P3">Für die Interpretation der Gesten gilt dann:</text:p>
      <text:p text:style-name="P3">ACTION_DOWN: Der Touchsensor registriert eine Berührung in einem in sich geschlossenen Berich.</text:p>
      <text:p text:style-name="P3">&lt;Bild Koordinatensystem mehrere Koordinaten die in Unmittelbarer nähe zu ein ander liegen (lassen sich verbinden) werden einer Berührung zu geordnet&gt;</text:p>
      <text:p text:style-name="P3">Beispiel: Die Fingerkuppe eines Nutzers berührt den Touchscreen. Die Koordinaten erhält der Entwickler aus dem Auslesen des Event Parameters. Über die Methoden </text:p>
      <text:p text:style-name="P2"><text:tab/>anEvent.getX() und</text:p>
      <text:p text:style-name="P2"><text:tab/>anEventgetY()</text:p>
      <text:p text:style-name="P3">können die Koordinaten ausgelesen werden, wo sich ein Finger auf dem Touchbildschirm befindet. Diese Methoden geben im Fall von mehreren Berührungen (z.B. mehrere Finger) immer die <text:soft-page-break/>Koordinaten des ersten Berührungspunktes zurück.</text:p>
      <text:p text:style-name="P3">ACTION_UP: Der Touchsensor registriert eine Aufheben einer uhrsprünglich registrierten Berührung. Dies setzt zuvor die Registrierung einer ACTION_DOWN voraus.</text:p>
      <text:p text:style-name="P3"/>
      <text:p text:style-name="P3">ACTION_POINTER_DOWN:</text:p>
      <text:p text:style-name="P3">Der Touchsensor registriert eine zweite Berührung (zweiter Finger) auf dem Touchbildschirm. Die Koordinaten dieser zweiten Berührung, sowie auch im Falle Weiterer lassen sich aus dem Event entsprechend der Reihenfolge der Berührung ermitteln:</text:p>
      <text:p text:style-name="P3"><draw:custom-shape text:anchor-type="paragraph" draw:z-index="0" draw:style-name="gr1" draw:text-style-name="P14" svg:width="0.503cm" svg:height="0.583cm" svg:x="4.344cm" svg:y="0.17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tab/><text:span text:style-name="T1">anEvent.getX(0);</text:span></text:p>
      <text:p text:style-name="P2"><text:tab/>anEvent.getY(0);</text:p>
      <text:p text:style-name="P3"/>
      <text:p text:style-name="P2"><draw:custom-shape text:anchor-type="paragraph" draw:z-index="1" draw:style-name="gr1" draw:text-style-name="P14" svg:width="0.503cm" svg:height="0.583cm" svg:x="4.344cm" svg:y="0.17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4" draw:style-name="gr2" svg:width="5.504cm" svg:height="0.609cm" svg:x="5.244cm" svg:y="0.226cm"><draw:text-box><text:p>Berührung Finger2</text:p></draw:text-box></draw:frame><text:tab/>anEvent.getX(1);</text:p>
      <text:p text:style-name="P2"><draw:frame text:anchor-type="paragraph" draw:z-index="5" draw:style-name="gr2" svg:width="5.504cm" svg:height="0.609cm" svg:x="5.244cm" svg:y="-1.653cm"><draw:text-box><text:p>Berührung Finger1</text:p></draw:text-box></draw:frame><text:tab/>anEvent.getY(1);</text:p>
      <text:p text:style-name="P2"><text:tab/></text:p>
      <text:p text:style-name="P2"><draw:custom-shape text:anchor-type="paragraph" draw:z-index="2" draw:style-name="gr1" draw:text-style-name="P14" svg:width="0.503cm" svg:height="0.583cm" svg:x="4.344cm" svg:y="0.26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3" draw:style-name="gr2" svg:width="5.504cm" svg:height="0.609cm" svg:x="5.244cm" svg:y="0.347cm"><draw:text-box><text:p>Berührung Finger3</text:p></draw:text-box></draw:frame><text:tab/>anEvent.getX(2);</text:p>
      <text:p text:style-name="P2"><text:tab/>anEvent.getY(2);</text:p>
      <text:p text:style-name="P3"><text:tab/></text:p>
      <text:p text:style-name="P3">Für die Funktionalität Zoom ist es notwendig, die initiale Distanz zwischen den zwei Berührungspunkten zu ermitteln und temporär vorzuhalten.</text:p>
      <text:p text:style-name="P3"/>
      <text:p text:style-name="P3"/>
      <text:p text:style-name="P3">ACTION_MOVE: Der Touchsensor registriert eine Bewegung, weg vom uhrsprünglichen registrierten Berührungspunkt aus ACTION_DOWN dessen Ermittlung diesem Zustand voraus geht. Um die o.g. genannten Funktionalitäten zu realisieren wird für die Ein-Finger Geste "Drag" die bei einer Bewegung auf dem Touchbildschirm zurück gelegte Distanz gemessen von dem Startpunkt, also dem initialen Berühungsspunkt bis zur aktuellen Position des Fingers auf dem Touchbildschirm. Dabei müssen die Koordinaten bei der ACTION_DOWN, temporär vorgemert werden um die Distanz zu dem aktuellen Punkt bei der ACTION_MOVE zu ermitteln:</text:p>
      <text:p text:style-name="P2"><text:tab/>PointF start = new PointF();</text:p>
      <text:p text:style-name="P2"><text:tab/>start.set(anEvent.getX(), anEvent.getY()); <text:s text:c="3"/>//getting position of initial touch</text:p>
      <text:p text:style-name="P3"/>
      <text:p text:style-name="P3">Die Distanz berechnet sich dann wie folgend:</text:p>
      <text:p text:style-name="P2"><text:tab/>float distanceX = (start.x-anEvent.getX())</text:p>
      <text:p text:style-name="P2"><text:tab/>float distanceY = (start.y-anEvent.getY())</text:p>
      <text:p text:style-name="P2"/>
      <text:p text:style-name="P3">Für die neue Positionierung des Fokus auf die View ist darauf zu achten nicht mit den Methoden </text:p>
      <text:p text:style-name="P3"><text:span text:style-name="T1">setX(newX)</text:span> und <text:span text:style-name="T1">setY(newY)</text:span> die Positionsparameter der View zu ändern, sondern ledilgich mit <text:span text:style-name="T1">setTranslationX(...) </text:span>und<text:span text:style-name="T1"> setTranslationY(...)</text:span> den Fokus auf die View zu ändern. Die Position des neuen Fokus ergibt sich aus der aktuellen Position des Fokus, abzüglich der durch die Drag Geste sich ergebenden distanz in der jeweiligen X/Y Dimension.</text:p>
      <text:p text:style-name="P3"/>
      <text:p text:style-name="P2"><text:s text:c="24"/>view.setTranslationX(view.getTranslationX() - distanceX);</text:p>
      <text:p text:style-name="P2"><text:s text:c="24"/>view.setTranslationY(view.getTranslationY() - distanceY);</text:p>
      <text:p text:style-name="P2"><text:s text:c="24"/></text:p>
      <text:p text:style-name="P3">Im Fall von mehreren registrierten Berührungen wie z.B. bei der Pinch Open Geste für die Ansteuerung einer Zoom Funktionalität, muss zunächst die Anfangsdistanz zwischen den Berührungspunkten auf dem Touchbildschirm ermittelt werden. In einem Koordinatensystem aus 2Dimensionen (x|y) wird die Länge einer Gerade von P1(xp1|yp1) und P2(xp2|yp2) wie folgt berechnet:</text:p>
      <text:p text:style-name="P3"/>
      <text:p text:style-name="P3"><draw:frame draw:style-name="fr1" draw:name="Objekt1" text:anchor-type="as-char" svg:y="0cm" svg:width="3.896cm" svg:height="0.635cm" draw:z-index="6"><draw:object xlink:href="./Object 1" xlink:type="simple" xlink:show="embed" xlink:actuate="onLoad"/><draw:image xlink:href="./ObjectReplacements/Object 1" xlink:type="simple" xlink:show="embed" xlink:actuate="onLoad"/></draw:frame></text:p>
      <text:p text:style-name="P3">Im Prototyp ist dies in der Methode spacing realisiert:</text:p>
      <text:p text:style-name="P3"><text:soft-page-break/></text:p>
      <text:p text:style-name="P2"><text:s text:c="4"/>private float spacing(MotionEvent event) {</text:p>
      <text:p text:style-name="P2"><text:s text:c="8"/>float x = event.getX(0) - event.getX(1);</text:p>
      <text:p text:style-name="P2"><text:s text:c="8"/>float y = event.getY(0) - event.getY(1);</text:p>
      <text:p text:style-name="P2"><text:s text:c="8"/>return FloatMath.sqrt(x * x + y * y);</text:p>
      <text:p text:style-name="P2"><text:s text:c="4"/>}</text:p>
      <text:p text:style-name="P3"/>
      <text:p text:style-name="P3">Weiter ist über die gesammte ACTION_MOVE hinweg, die neue Distanz der Berührungspunkte zu berechnen und mit der initialen Distanz in ein Verhältnis zu setzen. Der Quotient aus <text:s/></text:p>
      <text:p text:style-name="P3"><draw:frame draw:style-name="fr2" draw:name="Objekt2" text:anchor-type="as-char" svg:width="3.895cm" svg:height="1.124cm" draw:z-index="7"><draw:object xlink:href="./Object 2" xlink:type="simple" xlink:show="embed" xlink:actuate="onLoad"/><draw:image xlink:href="./ObjectReplacements/Object 2" xlink:type="simple" xlink:show="embed" xlink:actuate="onLoad"/></draw:frame></text:p>
      <text:p text:style-name="P3"/>
      <text:p text:style-name="P3">ergibt den Faktor für die Skallierung der View. Die View wird daraufhin entsprechend der relativ zu der Positionsänderung der Berührungspunkte neu skalliert:</text:p>
      <text:p text:style-name="P2"><text:s text:c="24"/>view.setScaleX(scaleFactor);</text:p>
      <text:p text:style-name="P2"><text:s text:c="24"/>view.setScaleY(scaleFactor);</text:p>
      <text:p text:style-name="P2"><text:s text:c="24"/>view.setScaleX(scaleFactor);</text:p>
      <text:p text:style-name="P2"><text:s text:c="24"/>view.setScaleY(scaleFactor);</text:p>
      <text:p text:style-name="P3"/>
      <text:p text:style-name="P3">...</text:p>
      <text:p text:style-name="P3">Der Prototyp zeit, wie in Android einfache Berührungen und Bewegungen erkannt werden und für den Entwickler zugänglich gemacht wird.</text:p>
      <text:p text:style-name="P3"/>
      <text:p text:style-name="P3">Drag -&gt; besonderheit merken des berechneten Punktes als neuer ausgangspunkt</text:p>
      <text:p text:style-name="P3">--&gt; Distance berechnung, Richtungsvektoren</text:p>
      <text:p text:style-name="P3">--&gt; Latency -&gt; configurierbar</text:p>
      <text:p text:style-name="P3">wo sind weitere Konfigurierbare parameter</text:p>
      <text:p text:style-name="P3"/>
      <text:p text:style-name="P3">Zoom -&gt; Distanzberechnung der anfangsdistanz und end distanz</text:p>
      <text:p text:style-name="P3">--&gt; Faktor bildung aus distanz </text:p>
      <text:p text:style-name="P3">--&gt; unterschied in der interpretation pinch open || pinch close</text:p>
      <text:p text:style-name="P3">--&gt; merken des letzten Scallierungsfaktors für übergänge zwischen Pinch gesten <text:s/>-&gt; <text:s/>würde dieser nicht gemerkt werden und in die Berechnung der folgenden Skallierung mit einbezohgen werden, so würde die View ständig neu skalliert werden und somit zu beginn einer Pinch geste wieder zu ihrer initialen Skallierung springen -&gt; </text:p>
      <text:p text:style-name="P3">Sprunghaftes verhalten bei der folge skallierung durch Pinch gesten</text:p>
      <text:p text:style-name="P3">--&gt; Konfiguration der Grenzen-&gt; min max Skale</text:p>
      <text:p text:style-name="P3">-&gt; Konfiguration weiterer Gesten zum Zoom -&gt; Double Click</text:p>
      <text:p text:style-name="P3">-&gt; Konfiguration der Latency</text:p>
      <text:p text:style-name="P3"/>
      <text:p text:style-name="P3">Weiter steht die Frage kann auf Basis dieses Prototyps ein Ansatz entwickelt werden, der eine gestengetriebene Skallierung von einer Menge P unterschiedlicher Views ermöglicht, wobei gilt: Menge P von Views &lt; Menge Q von Views in einer Layoutdefinition </text:p>
      <text:p text:style-name="P3">und </text:p>
      <text:p text:style-name="P3">P Element von Q</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DT20H8M1S</meta:editing-duration>
    <meta:editing-cycles>34</meta:editing-cycles>
    <meta:generator>OpenOffice/4.0.1$Win32 OpenOffice.org_project/401m5$Build-9714</meta:generator>
    <dc:date>2014-11-30T16:54:33.95</dc:date>
    <meta:document-statistic meta:table-count="0" meta:image-count="0" meta:object-count="2" meta:page-count="5" meta:paragraph-count="139" meta:word-count="1633" meta:character-count="12524"/>
    <meta:user-defined meta:name="Info 1"/>
    <meta:user-defined meta:name="Info 2"/>
    <meta:user-defined meta:name="Info 3"/>
    <meta:user-defined meta:name="Info 4"/>
  </office:meta>
</office:document-meta>
</file>

<file path=Object 1/content.xml><?xml version="1.0" encoding="utf-8"?>
<math xmlns="http://www.w3.org/1998/Math/MathML">
  <semantics>
    <mrow>
      <msqrt>
        <mrow>
          <mrow>
            <msup>
              <mrow>
                <mo stretchy="false">(</mo>
                <mrow>
                  <mrow>
                    <msub>
                      <mi>x</mi>
                      <mn>0</mn>
                    </msub>
                    <mo stretchy="false">−</mo>
                    <msub>
                      <mi>x</mi>
                      <mn>1</mn>
                    </msub>
                  </mrow>
                </mrow>
                <mo stretchy="false">)</mo>
              </mrow>
              <mrow>
                <mn>2</mn>
              </mrow>
            </msup>
            <mo stretchy="false">+</mo>
            <msup>
              <mrow>
                <mo stretchy="false">(</mo>
                <mrow>
                  <mrow>
                    <msub>
                      <mi>y</mi>
                      <mn>0</mn>
                    </msub>
                    <mo stretchy="false">−</mo>
                    <msub>
                      <mi>y</mi>
                      <mn>1</mn>
                    </msub>
                  </mrow>
                </mrow>
                <mo stretchy="false">)</mo>
              </mrow>
              <mrow>
                <mn>2</mn>
              </mrow>
            </msup>
          </mrow>
        </mrow>
      </msqrt>
    </mrow>
    <annotation encoding="StarMath 5.0">sqrt{(x_0-x_1)^{2}+(y_0-y_1)^{2}}</annotation>
  </semantics>
</math>
</file>

<file path=Object 2/content.xml><?xml version="1.0" encoding="utf-8"?>
<math xmlns="http://www.w3.org/1998/Math/MathML">
  <semantics>
    <mrow>
      <mrow>
        <mi mathvariant="italic">ScaleFactor</mi>
        <mo stretchy="false">=</mo>
        <mfrac>
          <mrow>
            <msub>
              <mi mathvariant="italic">dist</mi>
              <mi mathvariant="italic">new</mi>
            </msub>
          </mrow>
          <mrow>
            <msub>
              <mi mathvariant="italic">dist</mi>
              <mi mathvariant="italic">start</mi>
            </msub>
          </mrow>
        </mfrac>
      </mrow>
    </mrow>
    <annotation encoding="StarMath 5.0">ScaleFactor={dist_new}over{dist_start} </annotation>
  </semantics>
</math>
</file>